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Helvetica,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402ae" officeooo:paragraph-rsid="001402ae"/>
    </style:style>
    <style:style style:name="P2" style:family="paragraph" style:parent-style-name="Standard">
      <style:text-properties officeooo:rsid="00157c40" officeooo:paragraph-rsid="00157c40"/>
    </style:style>
    <style:style style:name="P3" style:family="paragraph" style:parent-style-name="Standard">
      <style:text-properties fo:font-variant="normal" fo:text-transform="none" fo:color="#1b1b1b" loext:opacity="100%" style:text-line-through-style="none" style:text-line-through-type="none" style:font-name="zillaslab" fo:font-style="normal" style:text-underline-style="none" fo:font-weight="normal" officeooo:rsid="0018f590" style:text-blinking="false"/>
    </style:style>
    <style:style style:name="P4" style:family="paragraph" style:parent-style-name="Standard">
      <style:text-properties fo:font-variant="normal" fo:text-transform="none" fo:color="#1b1b1b" loext:opacity="100%" style:text-line-through-style="none" style:text-line-through-type="none" style:font-name="zillaslab" fo:font-style="normal" style:text-underline-style="none" fo:font-weight="normal" officeooo:rsid="00173921" style:text-blinking="false"/>
    </style:style>
    <style:style style:name="P5" style:family="paragraph" style:parent-style-name="Standard">
      <style:text-properties fo:font-variant="normal" fo:text-transform="none" fo:color="#1b1b1b" loext:opacity="100%" style:font-name="arial" fo:font-size="12pt" fo:letter-spacing="normal" fo:font-style="normal" fo:font-weight="normal" officeooo:rsid="0020844a" officeooo:paragraph-rsid="0020844a"/>
    </style:style>
    <style:style style:name="P6" style:family="paragraph" style:parent-style-name="Standard">
      <style:paragraph-properties fo:text-align="justify" style:justify-single-word="false"/>
      <style:text-properties fo:font-variant="normal" fo:text-transform="none" fo:color="#1b1b1b" loext:opacity="100%" style:font-name="arial" fo:font-size="12pt" fo:letter-spacing="normal" fo:font-style="normal" fo:font-weight="normal" officeooo:rsid="0020844a" officeooo:paragraph-rsid="0020844a"/>
    </style:style>
    <style:style style:name="P7" style:family="paragraph" style:parent-style-name="Standard">
      <style:text-properties officeooo:rsid="0020844a" officeooo:paragraph-rsid="0020844a"/>
    </style:style>
    <style:style style:name="P8" style:family="paragraph" style:parent-style-name="Standard">
      <style:paragraph-properties fo:text-align="justify" style:justify-single-word="false"/>
      <style:text-properties officeooo:paragraph-rsid="0020844a"/>
    </style:style>
    <style:style style:name="P9" style:family="paragraph" style:parent-style-name="Standard">
      <style:paragraph-properties fo:text-align="justify" style:justify-single-word="false"/>
      <style:text-properties style:font-name="Arial" fo:font-size="10.5pt" officeooo:paragraph-rsid="0020844a" style:font-size-asian="10.5pt"/>
    </style:style>
    <style:style style:name="P10" style:family="paragraph" style:parent-style-name="Standard">
      <style:paragraph-properties fo:text-align="justify" style:justify-single-word="false"/>
      <style:text-properties style:font-name="Arial" fo:font-size="10.5pt" officeooo:rsid="0002be99" officeooo:paragraph-rsid="0020844a" style:font-size-asian="10.5pt"/>
    </style:style>
    <style:style style:name="P11" style:family="paragraph" style:parent-style-name="Standard">
      <style:paragraph-properties fo:text-align="justify" style:justify-single-word="false"/>
      <style:text-properties style:font-name="Arial" fo:font-size="10.5pt" officeooo:rsid="002258bb" officeooo:paragraph-rsid="002258bb" style:font-size-asian="10.5pt"/>
    </style:style>
    <style:style style:name="P12" style:family="paragraph" style:parent-style-name="Standard">
      <style:paragraph-properties fo:text-align="justify" style:justify-single-word="false"/>
      <style:text-properties style:font-name="Arial" fo:font-size="10.5pt" officeooo:rsid="002258bb" officeooo:paragraph-rsid="002258bb" style:font-size-asian="10.5pt"/>
    </style:style>
    <style:style style:name="T1" style:family="text">
      <style:text-properties officeooo:rsid="001402ae"/>
    </style:style>
    <style:style style:name="T2" style:family="text">
      <style:text-properties officeooo:rsid="00157c40"/>
    </style:style>
    <style:style style:name="T3" style:family="text">
      <style:text-properties fo:font-variant="normal" fo:text-transform="none" fo:color="#1b1b1b" loext:opacity="100%" style:text-line-through-style="none" style:text-line-through-type="none" style:font-name="zillaslab" fo:font-style="normal" style:text-underline-style="none" fo:font-weight="normal" style:text-blinking="false"/>
    </style:style>
    <style:style style:name="T4" style:family="text">
      <style:text-properties fo:font-variant="normal" fo:text-transform="none" fo:color="#1b1b1b" loext:opacity="100%" style:text-line-through-style="none" style:text-line-through-type="none" style:font-name="zillaslab" fo:font-style="normal" style:text-underline-style="none" fo:font-weight="normal" officeooo:rsid="0015f670" style:text-blinking="false"/>
    </style:style>
    <style:style style:name="T5" style:family="text">
      <style:text-properties fo:font-variant="normal" fo:text-transform="none" fo:color="#1b1b1b" loext:opacity="100%" style:text-line-through-style="none" style:text-line-through-type="none" style:font-name="zillaslab" fo:font-style="normal" style:text-underline-style="none" fo:font-weight="normal" officeooo:rsid="00173921" style:text-blinking="false"/>
    </style:style>
    <style:style style:name="T6" style:family="text">
      <style:text-properties fo:font-variant="normal" fo:text-transform="none" fo:color="#1b1b1b" loext:opacity="100%" style:text-line-through-style="none" style:text-line-through-type="none" style:font-name="zillaslab" fo:font-style="normal" style:text-underline-style="none" fo:font-weight="normal" officeooo:rsid="0018a6f2" style:text-blinking="false"/>
    </style:style>
    <style:style style:name="T7" style:family="text">
      <style:text-properties fo:font-variant="normal" fo:text-transform="none" fo:color="#1b1b1b" loext:opacity="100%" style:text-line-through-style="none" style:text-line-through-type="none" style:font-name="zillaslab" fo:font-style="normal" style:text-underline-style="none" fo:font-weight="normal" officeooo:rsid="0018f590" style:text-blinking="false"/>
    </style:style>
    <style:style style:name="T8"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ce176" style:text-blinking="false"/>
    </style:style>
    <style:style style:name="T9"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e4204" style:text-blinking="false"/>
    </style:style>
    <style:style style:name="T10" style:family="text">
      <style:text-properties fo:font-variant="normal" fo:text-transform="none" fo:color="#1b1b1b" loext:opacity="100%" style:text-line-through-style="none" style:text-line-through-type="none" style:font-name="zillaslab" fo:font-size="12pt" fo:letter-spacing="normal" fo:font-style="normal" style:text-underline-style="none" fo:font-weight="normal" officeooo:rsid="001f2ad1" style:text-blinking="false"/>
    </style:style>
    <style:style style:name="T11" style:family="text">
      <style:text-properties fo:font-variant="normal" fo:text-transform="none" fo:color="#1b1b1b" loext:opacity="100%" style:font-name="arial" fo:font-size="12pt" fo:letter-spacing="normal" fo:font-style="normal" fo:font-weight="normal"/>
    </style:style>
    <style:style style:name="T12" style:family="text">
      <style:text-properties fo:font-variant="normal" fo:text-transform="none" fo:color="#1b1b1b" loext:opacity="100%" style:font-name="arial" fo:font-size="12pt" fo:letter-spacing="normal" fo:font-style="normal" fo:font-weight="normal" officeooo:rsid="001ae214"/>
    </style:style>
    <style:style style:name="T13" style:family="text">
      <style:text-properties fo:font-variant="normal" fo:text-transform="none" fo:color="#1b1b1b" loext:opacity="100%" style:font-name="arial" fo:font-size="12pt" fo:letter-spacing="normal" fo:font-style="normal" fo:font-weight="normal" officeooo:rsid="001ce176"/>
    </style:style>
    <style:style style:name="T14" style:family="text">
      <style:text-properties fo:font-variant="normal" fo:text-transform="none" fo:color="#1b1b1b" loext:opacity="100%" style:font-name="arial" fo:font-size="12pt" fo:letter-spacing="normal" fo:font-style="normal" fo:font-weight="normal" officeooo:rsid="0020844a"/>
    </style:style>
    <style:style style:name="T15" style:family="text">
      <style:text-properties fo:font-variant="normal" fo:text-transform="none" fo:color="#1b1b1b" loext:opacity="100%" fo:letter-spacing="normal"/>
    </style:style>
    <style:style style:name="T16" style:family="text">
      <style:text-properties officeooo:rsid="0016677d"/>
    </style:style>
    <style:style style:name="T17" style:family="text">
      <style:text-properties officeooo:rsid="0019c9c5"/>
    </style:style>
    <style:style style:name="T18" style:family="text">
      <style:text-properties officeooo:rsid="001a8388"/>
    </style:style>
    <style:style style:name="T19" style:family="text">
      <style:text-properties fo:background-color="#f4f4f4" loext:char-shading-value="0"/>
    </style:style>
    <style:style style:name="T20" style:family="text">
      <style:text-properties style:font-name="Arial" fo:font-size="10.5pt" style:font-size-asian="10.5pt"/>
    </style:style>
    <style:style style:name="T21" style:family="text">
      <style:text-properties officeooo:rsid="002258bb"/>
    </style:style>
    <style:style style:name="T22" style:family="text">
      <style:text-properties officeooo:rsid="0022f7c7"/>
    </style:style>
    <style:style style:name="T23" style:family="text">
      <style:text-properties officeooo:rsid="002337a4"/>
    </style:style>
    <style:style style:name="T24" style:family="text">
      <style:text-properties officeooo:rsid="00275b3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date style:data-style-name="N37" text:date-value="2021-09-07T13:26:05.434917435" text:fixed="true">09/07/21</text:date><text:s/><text:time style:data-style-name="N43" text:time-value="2021-09-07T13:26:15.037110247" text:fixed="true">01:26:15 PM</text:time><text:s/><text:span text:style-name="T1">Finished part 2 on to </text:span><text:a xlink:type="simple" xlink:href="https://developer.mozilla.org/en-US/docs/Learn/Server-side/Django/Models" text:style-name="Internet_20_link" text:visited-style-name="Visited_20_Internet_20_Link"><text:span text:style-name="T1">part 3</text:span></text:a></text:p>
      <text:p text:style-name="Standard"><text:date style:data-style-name="N37" text:date-value="2021-09-08T14:48:32.975278333" text:fixed="true">09/08/21</text:date><text:s/><text:time style:data-style-name="N43" text:time-value="2021-09-08T14:48:39.255896424" text:fixed="true">02:48:39 PM</text:time><text:s text:c="2"/><text:span text:style-name="T2">Finished part 3 up to </text:span><text:bookmark text:name="challenge_yourself"/><text:a xlink:type="simple" xlink:href="https://developer.mozilla.org/en-US/docs/Learn/Server-side/Django/Admin_site#challenge_yourself" text:style-name="Internet_20_link" text:visited-style-name="Visited_20_Internet_20_Link"><text:span text:style-name="T3">Challenge yourself</text:span></text:a></text:p>
      <text:p text:style-name="Standard"><text:span text:style-name="T3"><text:date style:data-style-name="N37" text:date-value="2021-09-08T19:24:18.330014068" text:fixed="true">09/08/21</text:date></text:span><text:span text:style-name="T3"><text:s/></text:span><text:span text:style-name="T3"><text:time style:data-style-name="N43" text:time-value="2021-09-08T19:24:30.278782490" text:fixed="true">07:24:30 PM</text:time></text:span><text:span text:style-name="T3"><text:s/></text:span><text:span text:style-name="T4">Finished part 4 on to </text:span><text:a xlink:type="simple" xlink:href="https://developer.mozilla.org/en-US/docs/Learn/Server-side/Django/Home_page" text:style-name="Internet_20_link" text:visited-style-name="Visited_20_Internet_20_Link">Part 5</text:a></text:p>
      <text:p text:style-name="Standard"><text:date style:data-style-name="N37" text:date-value="2021-09-09T14:19:23.559329090" text:fixed="true">09/09/21</text:date><text:s/><text:time style:data-style-name="N43" text:time-value="2021-09-09T14:19:31.303758141" text:fixed="true">02:19:31 PM</text:time><text:s/><text:span text:style-name="T16">Working on </text:span><text:a xlink:type="simple" xlink:href="https://developer.mozilla.org/en-US/docs/Learn/Server-side/Django/Generic_views" text:style-name="Internet_20_link" text:visited-style-name="Visited_20_Internet_20_Link"><text:span text:style-name="T16">part 6</text:span></text:a><text:span text:style-name="T16"> got to </text:span><text:bookmark text:name="pagination"/><text:a xlink:type="simple" xlink:href="https://developer.mozilla.org/en-US/docs/Learn/Server-side/Django/Generic_views#pagination" text:style-name="Internet_20_link" text:visited-style-name="Visited_20_Internet_20_Link">Pagination</text:a><text:span text:style-name="T3">.</text:span></text:p>
      <text:p text:style-name="Standard"><text:span text:style-name="T3"><text:date style:data-style-name="N37" text:date-value="2021-09-10T15:15:35.265056951" text:fixed="true">09/10/21</text:date></text:span><text:span text:style-name="T3"><text:s/></text:span><text:span text:style-name="T3"><text:time style:data-style-name="N43" text:time-value="2021-09-10T15:15:44.196458416" text:fixed="true">03:15:44 PM</text:time></text:span><text:span text:style-name="T3"><text:s/></text:span><text:span text:style-name="T5">working on</text:span><text:a xlink:type="simple" xlink:href="https://developer.mozilla.org/en-US/docs/Learn/Server-side/Django/Authentication" text:style-name="Internet_20_link" text:visited-style-name="Visited_20_Internet_20_Link"> part 8</text:a><text:span text:style-name="T5"> finished up to ‘</text:span><text:bookmark text:name="testing_in_views"/><text:a xlink:type="simple" xlink:href="https://developer.mozilla.org/en-US/docs/Learn/Server-side/Django/Authentication#testing_in_views" text:style-name="Internet_20_link" text:visited-style-name="Visited_20_Internet_20_Link">Testing in views</text:a><text:span text:style-name="T5">’</text:span></text:p>
      <text:p text:style-name="Standard"><text:span text:style-name="T5"><text:date style:data-style-name="N37" text:date-value="2021-09-10T16:43:50.213907407" text:fixed="true">09/10/21</text:date></text:span><text:span text:style-name="T5"><text:s/></text:span><text:span text:style-name="T5"><text:time style:data-style-name="N43" text:time-value="2021-09-10T16:44:01.172502539" text:fixed="true">04:44:01 PM</text:time></text:span><text:span text:style-name="T5"><text:s/></text:span><text:span text:style-name="T6">Finished </text:span><text:a xlink:type="simple" xlink:href="https://developer.mozilla.org/en-US/docs/Learn/Server-side/Django/Authentication" text:style-name="Internet_20_link" text:visited-style-name="Visited_20_Internet_20_Link">part 8</text:a><text:span text:style-name="T6"> </text:span><text:span text:style-name="T7">but need to do </text:span><text:bookmark text:name="challenge_yourself1"/><text:a xlink:type="simple" xlink:href="https://developer.mozilla.org/en-US/docs/Learn/Server-side/Django/Authentication#challenge_yourself" text:style-name="Internet_20_link" text:visited-style-name="Visited_20_Internet_20_Link">Challenge yourself</text:a></text:p>
      <text:p text:style-name="Standard"><text:date style:data-style-name="N37" text:date-value="2021-09-11T16:23:31.869208188" text:fixed="true">09/11/21</text:date><text:s/><text:time style:data-style-name="N43" text:time-value="2021-09-11T16:23:40.093035791" text:fixed="true">04:23:40 PM</text:time><text:s/><text:span text:style-name="T17">Finally finished part 8 on to </text:span></text:p>
      <text:p text:style-name="Standard"><text:date style:data-style-name="N37" text:date-value="2021-09-11T16:54:19.317540354" text:fixed="true">09/11/21</text:date><text:s/><text:time style:data-style-name="N43" text:time-value="2021-09-11T16:54:27.712358781" text:fixed="true">04:54:27 PM</text:time><text:s/><text:span text:style-name="T18">Started part 9 got to paragraph “</text:span><text:span text:style-name="T11">In the view, we first use the </text:span><text:span text:style-name="Source_20_Text"><text:span text:style-name="T19">pk</text:span></text:span><text:span text:style-name="T15"> </text:span><text:span text:style-name="T11">argument in </text:span><text:span text:style-name="Source_20_Text"><text:span text:style-name="T19">get_object_or_404()</text:span></text:span><text:span text:style-name="T15"> </text:span><text:span text:style-name="T11">to get the current” </text:span></text:p>
      <text:p text:style-name="Standard"><text:span text:style-name="T11"><text:date style:data-style-name="N37" text:date-value="2021-09-11T17:16:50.519428574" text:fixed="true">09/11/21</text:date></text:span><text:span text:style-name="T11"><text:s/></text:span><text:span text:style-name="T11"><text:time style:data-style-name="N43" text:time-value="2021-09-11T17:17:04.869793304" text:fixed="true">05:17:04 PM</text:time></text:span><text:span text:style-name="T11"><text:s/></text:span><text:span text:style-name="T12">went on to “Most of this will be completely familiar from previous tutorials. We extend the base template and then”</text:span></text:p>
      <text:p text:style-name="Standard"><text:span text:style-name="T12"><text:date style:data-style-name="N37" text:date-value="2021-09-12T09:55:40.673199039" text:fixed="true">09/12/21</text:date></text:span><text:span text:style-name="T12"><text:s/></text:span><text:span text:style-name="T12"><text:time style:data-style-name="N43" text:time-value="2021-09-12T09:55:46.362599381" text:fixed="true">09:55:46 AM</text:time></text:span><text:span text:style-name="T12"><text:s/></text:span><text:span text:style-name="T13">Still on part 9 got to “</text:span><text:bookmark text:name="testing_the_page_2"/><text:a xlink:type="simple" xlink:href="https://developer.mozilla.org/en-US/docs/Learn/Server-side/Django/Forms#testing_the_page_2" text:style-name="Internet_20_link" text:visited-style-name="Visited_20_Internet_20_Link">Testing the page</text:a><text:span text:style-name="T8">”</text:span></text:p>
      <text:p text:style-name="Standard"><text:span text:style-name="T8"><text:date style:data-style-name="N37" text:date-value="2021-09-12T19:03:10.002302289" text:fixed="true">09/12/21</text:date></text:span><text:span text:style-name="T8"><text:s/></text:span><text:span text:style-name="T8"><text:time style:data-style-name="N43" text:time-value="2021-09-12T19:03:16.616904437" text:fixed="true">07:03:16 PM</text:time></text:span><text:span text:style-name="T8"><text:s/></text:span><text:span text:style-name="T9">Finished </text:span><text:a xlink:type="simple" xlink:href="https://developer.mozilla.org/en-US/docs/Learn/Server-side/Django/Testing" text:style-name="Internet_20_link" text:visited-style-name="Visited_20_Internet_20_Link">part 10 </text:a><text:span text:style-name="T9"><text:s/>on to </text:span><text:a xlink:type="simple" xlink:href="https://developer.mozilla.org/en-US/docs/Learn/Server-side/Django/Deployment" text:style-name="Internet_20_link" text:visited-style-name="Visited_20_Internet_20_Link">part 11</text:a><text:span text:style-name="T9"> Added Add Book and Add Author to home page if Staff member and special permission for Librarian. The forms are canned so can’t add author when creating new book with Add Book link. <text:s/>Will try to fix that or just leave adding books to admin.</text:span></text:p>
      <text:p text:style-name="Standard"><text:span text:style-name="T9"><text:date style:data-style-name="N37" text:date-value="2021-09-13T13:12:49.487269548" text:fixed="true">09/13/21</text:date></text:span><text:span text:style-name="T9"><text:s/></text:span><text:span text:style-name="T9"><text:time style:data-style-name="N43" text:time-value="2021-09-13T13:12:57.079908410" text:fixed="true">01:12:57 PM</text:time></text:span><text:span text:style-name="T9"><text:s/></text:span><text:span text:style-name="T10">Stopping at </text:span><text:a xlink:type="simple" xlink:href="https://developer.mozilla.org/en-US/docs/Learn/Server-side/Django/Deployment" text:style-name="Internet_20_link" text:visited-style-name="Visited_20_Internet_20_Link">part 11</text:a><text:span text:style-name="T10"> <text:s/>“The final steps are to copy your application into this local project directory and then add (or "push", in git lingo) the local repository to your remote Github repository:”</text:span></text:p>
      <text:p text:style-name="Standard"><text:span text:style-name="T13"><text:date style:data-style-name="N37" text:date-value="2021-09-14T20:48:13.484574859" text:fixed="true">09/14/21</text:date></text:span><text:span text:style-name="T13"><text:s/></text:span><text:span text:style-name="T13"><text:time style:data-style-name="N43" text:time-value="2021-09-14T20:48:21.384393707" text:fixed="true">08:48:21 PM</text:time></text:span><text:span text:style-name="T13"><text:s/></text:span><text:span text:style-name="T14">Finished part 11.</text:span></text:p>
      <text:p text:style-name="P7"><text:span text:style-name="T11">website: </text:span><text:a xlink:type="simple" xlink:href="https://thawing-tundra-39715.herokuapp.com/" text:style-name="Internet_20_link" text:visited-style-name="Visited_20_Internet_20_Link">thawing-tundra-39715.herokuapp.com/</text:a></text:p>
      <text:p text:style-name="P5"/>
      <text:p text:style-name="P8"><text:a xlink:type="simple" xlink:href="http://github.com/" text:style-name="Internet_20_link" text:visited-style-name="Visited_20_Internet_20_Link"><text:span text:style-name="Internet_20_link"><text:span text:style-name="T20">github.com</text:span></text:span></text:a></text:p>
      <text:p text:style-name="P9"/>
      <text:p text:style-name="P9">user: rokii2016</text:p>
      <text:p text:style-name="P9">password: Ilv@1119lhnrGHB</text:p>
      <text:p text:style-name="P9"/>
      <text:p text:style-name="P10"><text:a xlink:type="simple" xlink:href="https://heroku.com/" text:style-name="Internet_20_link" text:visited-style-name="Visited_20_Internet_20_Link">heroku.com</text:a></text:p>
      <text:p text:style-name="P10"/>
      <text:p text:style-name="P10">user: <text:a xlink:type="simple" xlink:href="mailto:richardkellam@cox.net" text:style-name="Internet_20_link" text:visited-style-name="Visited_20_Internet_20_Link">richardkellam@cox.net</text:a></text:p>
      <text:p text:style-name="P10">password; <text:a xlink:type="simple" xlink:href="mailto:Ilv@1119lhnrHRKU" text:style-name="Internet_20_link" text:visited-style-name="Visited_20_Internet_20_Link">Ilv@1119lhnrHRKU</text:a></text:p>
      <text:p text:style-name="P10"/>
      <text:p text:style-name="P10"><text:date style:data-style-name="N37" text:date-value="2021-09-20T11:50:28.805577568" text:fixed="true">09/20/21</text:date><text:s/><text:time style:data-style-name="N43" text:time-value="2021-09-20T11:50:43.875223374" text:fixed="true">11:50:43 AM</text:time><text:s/><text:span text:style-name="T21">Added List Books by genre to richard-s-local_library which is on ~/Projects/django directory. Copied changes to django_local_library to upload to hero.com. Change name on heroku site to </text:span></text:p>
      <text:p text:style-name="P11"><text:a xlink:type="simple" xlink:href="http://richardkellam-s-local-library.herokuapp.com/" text:style-name="Internet_20_link" text:visited-style-name="Visited_20_Internet_20_Link">richard</text:a><text:a xlink:type="simple" xlink:href="http://richardkellam-s-local-library.herokuapp.com/" text:style-name="Internet_20_link" text:visited-style-name="Visited_20_Internet_20_Link"><text:span text:style-name="T22">kellam</text:span></text:a><text:a xlink:type="simple" xlink:href="http://richardkellam-s-local-library.herokuapp.com/" text:style-name="Internet_20_link" text:visited-style-name="Visited_20_Internet_20_Link">-s-local-library.herokuapp.com</text:a></text:p>
      <text:p text:style-name="P11"/>
      <text:p text:style-name="P11"><text:date style:data-style-name="N37" text:date-value="2021-09-20T19:42:23.706545582" text:fixed="true">09/20/21</text:date><text:s/><text:time style:data-style-name="N43" text:time-value="2021-09-20T19:42:32.405596291" text:fixed="true">07:42:32 PM</text:time><text:s/><text:span text:style-name="T23">Next project is to limit pages for Books by Genre. </text:span><text:a xlink:type="simple" xlink:href="https://stackoverflow.com/questions/12602740/different-template-for-django-pagination" text:style-name="Internet_20_link" text:visited-style-name="Visited_20_Internet_20_Link"><text:span text:style-name="T23">Click here</text:span></text:a><text:span text:style-name="T23"> for the link on how to do that.</text:span></text:p>
      <text:p text:style-name="P11"/>
      <text:p text:style-name="P11"><text:date style:data-style-name="N37" text:date-value="2021-09-21T14:41:02.984373327" text:fixed="true">09/21/21</text:date><text:s/><text:time style:data-style-name="N43" text:time-value="2021-09-21T14:41:10.567226735" text:fixed="true">02:41:10 PM</text:time><text:s/><text:span text:style-name="T24">Finished adding pagination to Books by Genre</text:span></text:p>
      <text:p text:style-name="P6"/>
      <text:p text:style-name="P3"/>
      <text:p text:style-name="P4">‘</text:p>
      <text:p text:style-name="Standard"><text:s/></text:p>
      <text:p text:style-name="Standard"/>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arial" svg:font-family="arial, x-locale-body, sans-serif"/>
    <style:font-face style:name="zillaslab" svg:font-family="zillaslab, palatino, 'Palatino Linotype', 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Helvetica,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402ae" officeooo:paragraph-rsid="001402a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ocallibrary Progres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13:24:45.874615297</meta:creation-date>
    <dc:date>2021-09-24T11:21:02.823295539</dc:date>
    <meta:editing-duration>P9DT11H10M53S</meta:editing-duration>
    <meta:editing-cycles>16</meta:editing-cycles>
    <meta:generator>LibreOffice/7.1.3.2$Linux_X86_64 LibreOffice_project/10$Build-2</meta:generator>
    <meta:document-statistic meta:table-count="0" meta:image-count="0" meta:object-count="0" meta:page-count="1" meta:paragraph-count="27" meta:word-count="308" meta:character-count="1902" meta:non-whitespace-character-count="1612"/>
  </office:meta>
</office:document-meta>
</file>